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6699" officeooo:paragraph-rsid="001b669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b6699" officeooo:paragraph-rsid="001b669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d47b5" officeooo:paragraph-rsid="001d47b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dcf4b" officeooo:paragraph-rsid="001dcf4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221b6e" officeooo:paragraph-rsid="00221b6e" style:font-size-asian="12.25pt" style:font-weight-asian="normal" style:font-size-complex="14pt" style:font-weight-complex="normal"/>
    </style:style>
    <style:style style:name="T1" style:family="text">
      <style:text-properties officeooo:rsid="001d47b5"/>
    </style:style>
    <style:style style:name="T2" style:family="text">
      <style:text-properties officeooo:rsid="00208d65"/>
    </style:style>
    <style:style style:name="T3" style:family="text">
      <style:text-properties officeooo:rsid="001e1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 apprentissage artificiel</text:p>
      <text:p text:style-name="P1"/>
      <text:p text:style-name="P2">Mon projet portera sur un jeu de données qui, <text:span text:style-name="T1">sur </text:span><text:span text:style-name="T2">4424</text:span><text:span text:style-name="T1"> instances, va </text:span><text:span text:style-name="T2">tous les informations des étudiants qui entame les études supérieures</text:span><text:span text:style-name="T1"> </text:span><text:span text:style-name="T3">et prédire quel est l’</text:span><text:span text:style-name="T2">avenir de ses études en fonction de sa situation personnelle, familiale et professionnelle</text:span><text:span text:style-name="T1">. Mon but est de pouvoir vérifier quel est la meilleure approche pour avoir le meilleur résultat. </text:span></text:p>
      <text:p text:style-name="P2"/>
      <text:p text:style-name="P3">Site : <text:a xlink:type="simple" xlink:href="https://archive.ics.uci.edu/dataset/697/predict+students+dropout+and+academic+success" text:style-name="Internet_20_link" text:visited-style-name="Visited_20_Internet_20_Link">https://archive.ics.uci.edu/dataset/697/predict+students+dropout+and+academic+success</text:a></text:p>
      <text:p text:style-name="P3"/>
      <text:p text:style-name="P3"/>
      <text:p text:style-name="P4">Etiquettes → Apprentissage supervisés (au moins 3 différents)</text:p>
      <text:p text:style-name="P4"/>
      <text:p text:style-name="P4"/>
      <text:p text:style-name="P5">Target → Dropout = 0 ; Enrolled = 1 ; Graduate = 2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2:37:50.344830800</meta:creation-date>
    <dc:date>2025-12-03T11:00:49.545314700</dc:date>
    <meta:editing-duration>PT34M49S</meta:editing-duration>
    <meta:editing-cycles>5</meta:editing-cycles>
    <meta:generator>LibreOffice/25.8.3.2$Windows_X86_64 LibreOffice_project/8ca8d55c161d602844f5428fa4b58097424e324e</meta:generator>
    <meta:print-date>2025-12-03T10:37:53.476248800</meta:print-date>
    <meta:printed-by>Fichiers PDF</meta:printed-by>
    <meta:document-statistic meta:table-count="0" meta:image-count="0" meta:object-count="0" meta:page-count="1" meta:paragraph-count="5" meta:word-count="83" meta:character-count="583" meta:non-whitespace-character-count="504"/>
  </office:meta>
</office:document-meta>
</file>